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A000000B92F589F8294B0F828.jpg" manifest:media-type="image/jpeg"/>
  <manifest:file-entry manifest:full-path="Pictures/100000000000048E000000937FF198E5B2E62062.jpg" manifest:media-type="image/jpeg"/>
  <manifest:file-entry manifest:full-path="Pictures/100000000000028A000000B9F1530CB412072E2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4.243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612cm"/>
    </style:style>
    <style:style style:name="pr5" style:family="presentation" style:parent-style-name="Impress1-outline1">
      <style:graphic-properties fo:min-height="15.244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ddhadeb Mondal</presentation:footer-decl>
      <presentation:date-time-decl presentation:name="dtd1" presentation:source="fixed">B. Mondal | 13.May.2020</presentation:date-time-decl>
      <draw:page draw:name="page1" draw:style-name="dp1" draw:master-page-name="Impres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Title</text:span></text:p>
          </draw:text-box>
        </draw:frame>
        <draw:frame presentation:style-name="pr2" draw:text-style-name="P2" draw:layer="layout" svg:width="23.8cm" svg:height="4.243cm" svg:x="2.2cm" svg:y="15.643cm" presentation:class="subtitle" presentation:user-transformed="true">
          <draw:text-box>
            <text:p><text:span text:style-name="T2">Buddhadeb Mond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686cm" svg:height="2.612cm" svg:x="2cm" svg:y="0.436cm" presentation:class="title" presentation:placeholder="true" presentation:user-transformed="true">
          <draw:text-box/>
        </draw:frame>
        <draw:frame presentation:style-name="pr5" draw:layer="layout" svg:width="25.1cm" svg:height="15.494cm" svg:x="2.078cm" svg:y="4.06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ize-complex="36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21409a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21409a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21409a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666666" style:font-name="Noto Sans Regular" fo:font-size="14pt"/>
    </style:style>
    <style:style style:name="MT3" style:family="text">
      <style:text-properties fo:color="#666666" style:font-name="Noto Sans Regular" fo:font-size="12pt" fo:text-shadow="none" style:font-size-asian="12pt" style:font-size-complex="12pt"/>
    </style:style>
    <style:style style:name="MT4" style:family="text">
      <style:text-properties fo:color="#666666" style:font-name="Noto Sans Regular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0.811cm" svg:x="0.6cm" svg:y="20.06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0.934cm" svg:x="9.576cm" svg:y="20.06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934cm" svg:x="21.082cm" svg:y="20.06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12.542cm" svg:height="1.581cm" svg:x="0.012cm" svg:y="0.108cm">
        <draw:image xlink:href="Pictures/100000000000048E000000937FF198E5B2E62062.jpg" xlink:type="simple" xlink:show="embed" xlink:actuate="onLoad">
          <text:p/>
        </draw:image>
      </draw:frame>
      <draw:frame draw:style-name="Mgr3" draw:text-style-name="MP8" draw:layer="backgroundobjects" svg:width="5.11cm" svg:height="1.454cm" svg:x="22.606cm" svg:y="0.154cm">
        <draw:image xlink:href="Pictures/100000000000028A000000B9F1530CB412072E2E.jpg" xlink:type="simple" xlink:show="embed" xlink:actuate="onLoad">
          <text:p/>
        </draw:image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.686cm" svg:height="2.612cm" svg:x="2cm" svg:y="0.436cm" presentation:class="title" presentation:placeholder="true">
        <draw:text-box/>
      </draw:frame>
      <draw:frame presentation:style-name="Impress1-outline1" draw:layer="backgroundobjects" svg:width="25.1cm" svg:height="15.494cm" svg:x="2.078cm" svg:y="4.064cm" presentation:class="outline" presentation:placeholder="true">
        <draw:text-box/>
      </draw:frame>
      <draw:frame presentation:style-name="Mpr5" draw:text-style-name="MP2" draw:layer="backgroundobjects" svg:width="6.523cm" svg:height="0.658cm" svg:x="0.6cm" svg:y="20.32cm" presentation:class="date-time">
        <draw:text-box>
          <text:p text:style-name="MP1"><text:span text:style-name="MT3"><presentation:date-time/></text:span></text:p>
        </draw:text-box>
      </draw:frame>
      <draw:frame presentation:style-name="Mpr5" draw:text-style-name="MP6" draw:layer="backgroundobjects" svg:width="8.875cm" svg:height="0.68cm" svg:x="9.325cm" svg:y="20.3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0.658cm" svg:x="20.976cm" svg:y="20.32cm" presentation:class="page-number">
        <draw:text-box>
          <text:p text:style-name="MP3"><text:span text:style-name="MT4"><text:page-number>&lt;number&gt;</text:page-number></text:span><text:span text:style-name="MT4"><text:s/>/ </text:span><text:span text:style-name="MT4"><text:page-count>2</text:page-count></text:span></text:p>
        </draw:text-box>
      </draw:frame>
      <draw:custom-shape presentation:style-name="Mpr6" draw:text-style-name="MP7" draw:layer="backgroundobjects" svg:width="1.4cm" svg:height="3cm" svg:x="0cm" svg:y="0.3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3.445cm" svg:height="0.98cm" svg:x="24.384cm" svg:y="0.09cm">
        <draw:image xlink:href="Pictures/100000000000028A000000B92F589F8294B0F828.jpg" xlink:type="simple" xlink:show="embed" xlink:actuate="onLoad">
          <text:p/>
        </draw:image>
      </draw:fram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1T19:09:19.242172601</meta:creation-date>
    <meta:editing-duration>PT37M8S</meta:editing-duration>
    <meta:editing-cycles>19</meta:editing-cycles>
    <meta:generator>LibreOffice/6.0.7.3$Linux_X86_64 LibreOffice_project/00m0$Build-3</meta:generator>
    <dc:title>Impress</dc:title>
    <dc:date>2020-05-29T07:21:03.911649110</dc:date>
    <meta:document-statistic meta:object-count="45"/>
  </office:meta>
</office:document-meta>
</file>